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3465a4" draw:marker-start-width="0.35cm" draw:marker-end-width="0.35cm" draw:fill="solid" draw:fill-color="#fffafa" draw:textarea-horizontal-align="justify" draw:textarea-vertical-align="middle" draw:auto-grow-height="false" fo:min-height="1.15cm" fo:min-width="15.4cm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98fb98" draw:textarea-horizontal-align="justify" draw:textarea-vertical-align="middle" draw:auto-grow-height="false" fo:min-height="1.15cm" fo:min-width="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22cm"/>
    </style:style>
    <style:style style:name="gr4" style:family="graphic" style:parent-style-name="standard">
      <style:graphic-properties draw:fill="solid" draw:fill-color="#ff7f50" draw:textarea-horizontal-align="justify" draw:textarea-vertical-align="middle" draw:auto-grow-height="false" fo:min-height="1.15cm" fo:min-width="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26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P1" style:family="paragraph">
      <loext:graphic-properties draw:fill="solid" draw:fill-color="#fffaf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8fb98"/>
      <style:paragraph-properties fo:text-align="center"/>
    </style:style>
    <style:style style:name="P4" style:family="paragraph">
      <loext:graphic-properties draw:fill="none" draw:fill-color="#ffffff"/>
      <style:text-properties fo:font-size="24pt" style:text-underline-style="solid" style:text-underline-width="bold" style:text-underline-color="#98fb98" style:font-size-asian="24pt" style:font-size-complex="24pt"/>
    </style:style>
    <style:style style:name="P5" style:family="paragraph">
      <loext:graphic-properties draw:fill="solid" draw:fill-color="#ff7f50"/>
      <style:paragraph-properties fo:text-align="center"/>
    </style:style>
    <style:style style:name="P6" style:family="paragraph">
      <loext:graphic-properties draw:fill="none" draw:fill-color="#ffffff"/>
      <style:text-properties fo:font-size="24pt" style:text-underline-style="solid" style:text-underline-width="bold" style:text-underline-color="#ff7f50" style:font-size-asian="24pt" style:font-size-complex="24pt"/>
    </style:style>
    <style:style style:name="T1" style:family="text">
      <style:text-properties style:text-position="-33% 58%"/>
    </style:style>
    <style:style style:name="T2" style:family="text">
      <style:text-properties fo:font-size="24pt" style:text-underline-style="solid" style:text-underline-width="bold" style:text-underline-color="#98fb98" style:font-size-asian="24pt" style:font-size-complex="24pt"/>
    </style:style>
    <style:style style:name="T3" style:family="text">
      <style:text-properties fo:font-size="24pt" style:text-underline-style="solid" style:text-underline-width="bold" style:text-underline-color="#ff7f50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9cm" svg:height="1.4cm" svg:x="1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cm" svg:y="1.9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2.6cm" svg:y="1.9cm">
          <text:p text:style-name="P2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4.2cm" svg:y="1.9cm">
          <text:p text:style-name="P2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5.8cm" svg:y="1.9cm">
          <text:p text:style-name="P2">x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7.4cm" svg:y="1.9cm">
          <text:p text:style-name="P2">x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9cm" svg:y="1.9cm">
          <text:p text:style-name="P2">x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0.6cm" svg:y="1.9cm">
          <text:p text:style-name="P2">x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2.2cm" svg:y="1.9cm">
          <text:p text:style-name="P2">x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3.8cm" svg:y="1.9cm">
          <text:p text:style-name="P2">x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222cm" svg:height="1.195cm" svg:x="1.1cm" svg:y="0.3cm">
          <draw:text-box>
            <text:p><text:span text:style-name="T2">Treinamento</text:span></text:p>
          </draw:text-box>
        </draw:frame>
        <draw:custom-shape draw:style-name="gr2" draw:text-style-name="P3" draw:layer="layout" svg:width="1.5cm" svg:height="1.4cm" svg:x="15.4cm" svg:y="1.9cm">
          <text:p text:style-name="P2"><text:s/>x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9cm" svg:height="1.4cm" svg:x="1cm" svg:y="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.4cm" svg:x="1cm" svg:y="5.9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.4cm" svg:x="2.6cm" svg:y="5.9cm">
          <text:p text:style-name="P2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.4cm" svg:x="4.2cm" svg:y="5.9cm">
          <text:p text:style-name="P2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.4cm" svg:x="5.8cm" svg:y="5.9cm">
          <text:p text:style-name="P2">x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.4cm" svg:x="7.4cm" svg:y="5.9cm">
          <text:p text:style-name="P2">x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.4cm" svg:x="9cm" svg:y="5.9cm">
          <text:p text:style-name="P2">x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.4cm" svg:x="10.6cm" svg:y="5.9cm">
          <text:p text:style-name="P2">x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.4cm" svg:x="12.2cm" svg:y="5.9cm">
          <text:p text:style-name="P2">x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.4cm" svg:x="13.8cm" svg:y="5.9cm">
          <text:p text:style-name="P2">x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.4cm" svg:x="15.4cm" svg:y="5.9cm">
          <text:p text:style-name="P2"><text:s/>x<text:span text:style-name="T1">10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526cm" svg:height="1.195cm" svg:x="1.1cm" svg:y="4.301cm">
          <draw:text-box>
            <text:p><text:span text:style-name="T3">Teste</text:span></text:p>
          </draw:text-box>
        </draw:frame>
        <draw:custom-shape draw:style-name="gr6" draw:text-style-name="P2" draw:layer="layout" svg:width="0.6cm" svg:height="1.6cm" svg:x="9cm" svg:y="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04:32:39.166604071</meta:creation-date>
    <dc:date>2019-06-13T06:00:02.362522624</dc:date>
    <meta:editing-duration>PT14M16S</meta:editing-duration>
    <meta:editing-cycles>5</meta:editing-cycles>
    <meta:generator>LibreOffice/6.2.0.3$MacOSX_X86_64 LibreOffice_project/98c6a8a1c6c7b144ce3cc729e34964b47ce25d62</meta:generator>
    <meta:document-statistic meta:object-count="25"/>
  </office:meta>
</office:document-meta>
</file>